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de77" officeooo:paragraph-rsid="000ede77"/>
    </style:style>
    <style:style style:name="P2" style:family="paragraph" style:parent-style-name="Standard">
      <style:paragraph-properties fo:text-align="center" style:justify-single-word="false"/>
      <style:text-properties fo:font-size="15pt" fo:font-weight="bold" officeooo:rsid="000ede77" officeooo:paragraph-rsid="000ede77"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M/DGM Coupling</text:p>
      <text:p text:style-name="P1"/>
      <text:p text:style-name="P1">As comptuation power and problems complexity increase, designing efficient numerical methods is a major challenge.</text:p>
      <text:p text:style-name="P1"/>
      <text:p text:style-name="P1">Some, among the large amount of available methods, have been known and used for years, but each is often limited to certain types of problems. The key idea behind the present work is to prepare coupling between Finite Elements Method (FEM) and Discontinuous Galerkin Method (DGM).</text:p>
      <text:p text:style-name="P1"/>
      <text:p text:style-name="P1">As FEM is particularly well-suited for small and detailled configurations and plane waves based DGM allows efficient modelling of propagation in large cavities without too much details, coupling of both would lead to great improvements in numerical computation of propagation in complex medium.</text:p>
      <text:p text:style-name="P1"/>
      <text:p text:style-name="P1">This document uses classical FEM formulation and the plane waves based DGM formulation recently proposed by Gabard <text:span text:style-name="T2">et al.</text:span>[Gabard15,Gabard11] as a basis. Both methods are succintly introduced and a coupling possibility based on the rewriting of FEM boundary conditions using a DGM-compatible approach is then studied.</text:p>
      <text:p text:style-name="P1"/>
      <text:p text:style-name="P1">As this modification has a non-negligible impact on convergence of the method, a new interpolation functions basis using Hermite splines is proposed.</text:p>
      <text:p text:style-name="P1"/>
      <text:p text:style-name="P1">The convergence rate and overall accuracy of the final method (based on rewritten boundary conditions and Hermite splines) are finally shown to be better than those of the method based on classical FEM boundary conditions and quadratic elements.</text:p>
      <text:p text:style-name="P1"/>
      <text:p text:style-name="P1"><text:span text:style-name="T1">Keywords:</text:span> Helmholtz; finite elements; discontinuous Galerkin; coupling;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3:20:11.445535747</meta:creation-date>
    <dc:date>2015-05-25T13:22:25.819561821</dc:date>
    <meta:editing-duration>PT2M14S</meta:editing-duration>
    <meta:editing-cycles>1</meta:editing-cycles>
    <meta:document-statistic meta:table-count="0" meta:image-count="0" meta:object-count="0" meta:page-count="1" meta:paragraph-count="8" meta:word-count="220" meta:character-count="1497" meta:non-whitespace-character-count="1285"/>
    <meta:generator>LibreOffice/4.4.3.2$Linux_X86_64 LibreOffice_project/40m0$Build-2</meta:generator>
  </office:meta>
</office:document-meta>
</file>